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_43mps-Elbow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vg(U (0))</text:p>
          </table:table-cell>
          <table:table-cell office:value-type="string" calcext:value-type="string">
            <text:p>avg(U (1))</text:p>
          </table:table-cell>
          <table:table-cell office:value-type="string" calcext:value-type="string">
            <text:p>avg(U (2))</text:p>
          </table:table-cell>
          <table:table-cell/>
          <table:table-cell office:value-type="string" calcext:value-type="string">
            <text:p>grad_X</text:p>
          </table:table-cell>
          <table:table-cell office:value-type="string" calcext:value-type="string">
            <text:p>grad_Y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0.1935" calcext:value-type="float">
            <text:p>30.19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7.591" calcext:value-type="float">
            <text:p>27.591</text:p>
          </table:table-cell>
          <table:table-cell office:value-type="float" office:value="27.1579" calcext:value-type="float">
            <text:p>27.1579</text:p>
          </table:table-cell>
          <table:table-cell office:value-type="float" office:value="-3.15555E-016" calcext:value-type="float">
            <text:p>-3.15555E-16</text:p>
          </table:table-cell>
          <table:table-cell table:number-columns-repeated="3"/>
          <table:table-cell table:formula="of:=MIN([.F3:.F56])" office:value-type="float" office:value="-288.01" calcext:value-type="float">
            <text:p>-288.01</text:p>
          </table:table-cell>
          <table:table-cell table:formula="of:=MIN([.G3:.G56])" office:value-type="float" office:value="-282.16" calcext:value-type="float">
            <text:p>-282.1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8.3619" calcext:value-type="float">
            <text:p>28.3619</text:p>
          </table:table-cell>
          <table:table-cell office:value-type="float" office:value="27.2688" calcext:value-type="float">
            <text:p>27.2688</text:p>
          </table:table-cell>
          <table:table-cell office:value-type="float" office:value="-3.23115E-016" calcext:value-type="float">
            <text:p>-3.23115E-16</text:p>
          </table:table-cell>
          <table:table-cell/>
          <table:table-cell table:formula="of:=([.B4]-[.B3])/([.A4]-[.A3])" office:value-type="float" office:value="77.0899999999998" calcext:value-type="float">
            <text:p>77.09</text:p>
          </table:table-cell>
          <table:table-cell table:formula="of:=([.C4]-[.C3])/([.A4]-[.A3])" office:value-type="float" office:value="11.0899999999997" calcext:value-type="float">
            <text:p>11.09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8.4762" calcext:value-type="float">
            <text:p>28.4762</text:p>
          </table:table-cell>
          <table:table-cell office:value-type="float" office:value="27.6447" calcext:value-type="float">
            <text:p>27.6447</text:p>
          </table:table-cell>
          <table:table-cell office:value-type="float" office:value="-3.19893E-016" calcext:value-type="float">
            <text:p>-3.19893E-16</text:p>
          </table:table-cell>
          <table:table-cell/>
          <table:table-cell table:formula="of:=([.B5]-[.B4])/([.A5]-[.A4])" office:value-type="float" office:value="11.43" calcext:value-type="float">
            <text:p>11.43</text:p>
          </table:table-cell>
          <table:table-cell table:formula="of:=([.C5]-[.C4])/([.A5]-[.A4])" office:value-type="float" office:value="37.5900000000002" calcext:value-type="float">
            <text:p>37.59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8.3708" calcext:value-type="float">
            <text:p>28.3708</text:p>
          </table:table-cell>
          <table:table-cell office:value-type="float" office:value="27.6799" calcext:value-type="float">
            <text:p>27.6799</text:p>
          </table:table-cell>
          <table:table-cell office:value-type="float" office:value="-3.17964E-016" calcext:value-type="float">
            <text:p>-3.17964E-16</text:p>
          </table:table-cell>
          <table:table-cell/>
          <table:table-cell table:formula="of:=([.B6]-[.B5])/([.A6]-[.A5])" office:value-type="float" office:value="-10.5399999999999" calcext:value-type="float">
            <text:p>-10.54</text:p>
          </table:table-cell>
          <table:table-cell table:formula="of:=([.C6]-[.C5])/([.A6]-[.A5])" office:value-type="float" office:value="3.51999999999997" calcext:value-type="float">
            <text:p>3.52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8.3141" calcext:value-type="float">
            <text:p>28.3141</text:p>
          </table:table-cell>
          <table:table-cell office:value-type="float" office:value="27.6798" calcext:value-type="float">
            <text:p>27.6798</text:p>
          </table:table-cell>
          <table:table-cell office:value-type="float" office:value="-3.171E-016" calcext:value-type="float">
            <text:p>-3.171E-16</text:p>
          </table:table-cell>
          <table:table-cell/>
          <table:table-cell table:formula="of:=([.B7]-[.B6])/([.A7]-[.A6])" office:value-type="float" office:value="-5.66999999999993" calcext:value-type="float">
            <text:p>-5.67</text:p>
          </table:table-cell>
          <table:table-cell table:formula="of:=([.C7]-[.C6])/([.A7]-[.A6])" office:value-type="float" office:value="-0.00999999999997669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8.2036" calcext:value-type="float">
            <text:p>28.2036</text:p>
          </table:table-cell>
          <table:table-cell office:value-type="float" office:value="27.5761" calcext:value-type="float">
            <text:p>27.5761</text:p>
          </table:table-cell>
          <table:table-cell office:value-type="float" office:value="-3.17088E-016" calcext:value-type="float">
            <text:p>-3.17088E-16</text:p>
          </table:table-cell>
          <table:table-cell/>
          <table:table-cell table:formula="of:=([.B8]-[.B7])/([.A8]-[.A7])" office:value-type="float" office:value="-11.0499999999998" calcext:value-type="float">
            <text:p>-11.05</text:p>
          </table:table-cell>
          <table:table-cell table:formula="of:=([.C8]-[.C7])/([.A8]-[.A7])" office:value-type="float" office:value="-10.37" calcext:value-type="float">
            <text:p>-10.37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8.1723" calcext:value-type="float">
            <text:p>28.1723</text:p>
          </table:table-cell>
          <table:table-cell office:value-type="float" office:value="27.5772" calcext:value-type="float">
            <text:p>27.5772</text:p>
          </table:table-cell>
          <table:table-cell office:value-type="float" office:value="-3.17007E-016" calcext:value-type="float">
            <text:p>-3.17007E-16</text:p>
          </table:table-cell>
          <table:table-cell/>
          <table:table-cell table:formula="of:=([.B9]-[.B8])/([.A9]-[.A8])" office:value-type="float" office:value="-3.13000000000016" calcext:value-type="float">
            <text:p>-3.13</text:p>
          </table:table-cell>
          <table:table-cell table:formula="of:=([.C9]-[.C8])/([.A9]-[.A8])" office:value-type="float" office:value="0.110000000000099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8.2352" calcext:value-type="float">
            <text:p>28.2352</text:p>
          </table:table-cell>
          <table:table-cell office:value-type="float" office:value="27.6297" calcext:value-type="float">
            <text:p>27.6297</text:p>
          </table:table-cell>
          <table:table-cell office:value-type="float" office:value="-3.16912E-016" calcext:value-type="float">
            <text:p>-3.16912E-16</text:p>
          </table:table-cell>
          <table:table-cell/>
          <table:table-cell table:formula="of:=([.B10]-[.B9])/([.A10]-[.A9])" office:value-type="float" office:value="6.28999999999991" calcext:value-type="float">
            <text:p>6.29</text:p>
          </table:table-cell>
          <table:table-cell table:formula="of:=([.C10]-[.C9])/([.A10]-[.A9])" office:value-type="float" office:value="5.24999999999985" calcext:value-type="float">
            <text:p>5.25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8.1807" calcext:value-type="float">
            <text:p>28.1807</text:p>
          </table:table-cell>
          <table:table-cell office:value-type="float" office:value="27.5685" calcext:value-type="float">
            <text:p>27.5685</text:p>
          </table:table-cell>
          <table:table-cell office:value-type="float" office:value="-3.17053E-016" calcext:value-type="float">
            <text:p>-3.17053E-16</text:p>
          </table:table-cell>
          <table:table-cell/>
          <table:table-cell table:formula="of:=([.B11]-[.B10])/([.A11]-[.A10])" office:value-type="float" office:value="-5.44999999999974" calcext:value-type="float">
            <text:p>-5.45</text:p>
          </table:table-cell>
          <table:table-cell table:formula="of:=([.C11]-[.C10])/([.A11]-[.A10])" office:value-type="float" office:value="-6.11999999999995" calcext:value-type="float">
            <text:p>-6.1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8.0886" calcext:value-type="float">
            <text:p>28.0886</text:p>
          </table:table-cell>
          <table:table-cell office:value-type="float" office:value="27.4923" calcext:value-type="float">
            <text:p>27.4923</text:p>
          </table:table-cell>
          <table:table-cell office:value-type="float" office:value="-3.17192E-016" calcext:value-type="float">
            <text:p>-3.17192E-16</text:p>
          </table:table-cell>
          <table:table-cell/>
          <table:table-cell table:formula="of:=([.B12]-[.B11])/([.A12]-[.A11])" office:value-type="float" office:value="-9.2100000000002" calcext:value-type="float">
            <text:p>-9.21</text:p>
          </table:table-cell>
          <table:table-cell table:formula="of:=([.C12]-[.C11])/([.A12]-[.A11])" office:value-type="float" office:value="-7.62" calcext:value-type="float">
            <text:p>-7.62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8.1864" calcext:value-type="float">
            <text:p>28.1864</text:p>
          </table:table-cell>
          <table:table-cell office:value-type="float" office:value="27.5849" calcext:value-type="float">
            <text:p>27.5849</text:p>
          </table:table-cell>
          <table:table-cell office:value-type="float" office:value="-3.1703E-016" calcext:value-type="float">
            <text:p>-3.1703E-16</text:p>
          </table:table-cell>
          <table:table-cell/>
          <table:table-cell table:formula="of:=([.B13]-[.B12])/([.A13]-[.A12])" office:value-type="float" office:value="9.77999999999995" calcext:value-type="float">
            <text:p>9.78</text:p>
          </table:table-cell>
          <table:table-cell table:formula="of:=([.C13]-[.C12])/([.A13]-[.A12])" office:value-type="float" office:value="9.2600000000001" calcext:value-type="float">
            <text:p>9.26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8.1889" calcext:value-type="float">
            <text:p>28.1889</text:p>
          </table:table-cell>
          <table:table-cell office:value-type="float" office:value="27.5855" calcext:value-type="float">
            <text:p>27.5855</text:p>
          </table:table-cell>
          <table:table-cell office:value-type="float" office:value="-3.17063E-016" calcext:value-type="float">
            <text:p>-3.17063E-16</text:p>
          </table:table-cell>
          <table:table-cell/>
          <table:table-cell table:formula="of:=([.B14]-[.B13])/([.A14]-[.A13])" office:value-type="float" office:value="0.250000000000128" calcext:value-type="float">
            <text:p>0.25</text:p>
          </table:table-cell>
          <table:table-cell table:formula="of:=([.C14]-[.C13])/([.A14]-[.A13])" office:value-type="float" office:value="0.0599999999998602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28.1936" calcext:value-type="float">
            <text:p>28.1936</text:p>
          </table:table-cell>
          <table:table-cell office:value-type="float" office:value="27.5898" calcext:value-type="float">
            <text:p>27.5898</text:p>
          </table:table-cell>
          <table:table-cell office:value-type="float" office:value="-3.17077E-016" calcext:value-type="float">
            <text:p>-3.17077E-16</text:p>
          </table:table-cell>
          <table:table-cell/>
          <table:table-cell table:formula="of:=([.B15]-[.B14])/([.A15]-[.A14])" office:value-type="float" office:value="0.46999999999997" calcext:value-type="float">
            <text:p>0.47</text:p>
          </table:table-cell>
          <table:table-cell table:formula="of:=([.C15]-[.C14])/([.A15]-[.A14])" office:value-type="float" office:value="0.43000000000006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8.2103" calcext:value-type="float">
            <text:p>28.2103</text:p>
          </table:table-cell>
          <table:table-cell office:value-type="float" office:value="27.6041" calcext:value-type="float">
            <text:p>27.6041</text:p>
          </table:table-cell>
          <table:table-cell office:value-type="float" office:value="-3.17079E-016" calcext:value-type="float">
            <text:p>-3.17079E-16</text:p>
          </table:table-cell>
          <table:table-cell/>
          <table:table-cell table:formula="of:=([.B16]-[.B15])/([.A16]-[.A15])" office:value-type="float" office:value="1.67000000000001" calcext:value-type="float">
            <text:p>1.67</text:p>
          </table:table-cell>
          <table:table-cell table:formula="of:=([.C16]-[.C15])/([.A16]-[.A15])" office:value-type="float" office:value="1.42999999999986" calcext:value-type="float">
            <text:p>1.43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8.292" calcext:value-type="float">
            <text:p>28.292</text:p>
          </table:table-cell>
          <table:table-cell office:value-type="float" office:value="27.6793" calcext:value-type="float">
            <text:p>27.6793</text:p>
          </table:table-cell>
          <table:table-cell office:value-type="float" office:value="-3.17004E-016" calcext:value-type="float">
            <text:p>-3.17004E-16</text:p>
          </table:table-cell>
          <table:table-cell/>
          <table:table-cell table:formula="of:=([.B17]-[.B16])/([.A17]-[.A16])" office:value-type="float" office:value="8.17000000000016" calcext:value-type="float">
            <text:p>8.17</text:p>
          </table:table-cell>
          <table:table-cell table:formula="of:=([.C17]-[.C16])/([.A17]-[.A16])" office:value-type="float" office:value="7.52000000000025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8.1646" calcext:value-type="float">
            <text:p>28.1646</text:p>
          </table:table-cell>
          <table:table-cell office:value-type="float" office:value="27.5601" calcext:value-type="float">
            <text:p>27.5601</text:p>
          </table:table-cell>
          <table:table-cell office:value-type="float" office:value="-3.1723E-016" calcext:value-type="float">
            <text:p>-3.1723E-16</text:p>
          </table:table-cell>
          <table:table-cell/>
          <table:table-cell table:formula="of:=([.B18]-[.B17])/([.A18]-[.A17])" office:value-type="float" office:value="-12.7400000000001" calcext:value-type="float">
            <text:p>-12.74</text:p>
          </table:table-cell>
          <table:table-cell table:formula="of:=([.C18]-[.C17])/([.A18]-[.A17])" office:value-type="float" office:value="-11.9200000000003" calcext:value-type="float">
            <text:p>-11.92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28.16" calcext:value-type="float">
            <text:p>28.16</text:p>
          </table:table-cell>
          <table:table-cell office:value-type="float" office:value="27.5617" calcext:value-type="float">
            <text:p>27.5617</text:p>
          </table:table-cell>
          <table:table-cell office:value-type="float" office:value="-3.17214E-016" calcext:value-type="float">
            <text:p>-3.17214E-16</text:p>
          </table:table-cell>
          <table:table-cell/>
          <table:table-cell table:formula="of:=([.B19]-[.B18])/([.A19]-[.A18])" office:value-type="float" office:value="-0.459999999999993" calcext:value-type="float">
            <text:p>-0.46</text:p>
          </table:table-cell>
          <table:table-cell table:formula="of:=([.C19]-[.C18])/([.A19]-[.A18])" office:value-type="float" office:value="0.159999999999982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8.193" calcext:value-type="float">
            <text:p>28.193</text:p>
          </table:table-cell>
          <table:table-cell office:value-type="float" office:value="27.5903" calcext:value-type="float">
            <text:p>27.5903</text:p>
          </table:table-cell>
          <table:table-cell office:value-type="float" office:value="-3.17177E-016" calcext:value-type="float">
            <text:p>-3.17177E-16</text:p>
          </table:table-cell>
          <table:table-cell/>
          <table:table-cell table:formula="of:=([.B20]-[.B19])/([.A20]-[.A19])" office:value-type="float" office:value="3.30000000000013" calcext:value-type="float">
            <text:p>3.3</text:p>
          </table:table-cell>
          <table:table-cell table:formula="of:=([.C20]-[.C19])/([.A20]-[.A19])" office:value-type="float" office:value="2.86000000000009" calcext:value-type="float">
            <text:p>2.86</text:p>
          </table:table-cell>
          <table:table-cell table:number-columns-repeated="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8.193" calcext:value-type="float">
            <text:p>28.193</text:p>
          </table:table-cell>
          <table:table-cell office:value-type="float" office:value="27.5896" calcext:value-type="float">
            <text:p>27.5896</text:p>
          </table:table-cell>
          <table:table-cell office:value-type="float" office:value="-3.17205E-016" calcext:value-type="float">
            <text:p>-3.17205E-16</text:p>
          </table:table-cell>
          <table:table-cell/>
          <table:table-cell table:formula="of:=([.B21]-[.B20])/([.A21]-[.A20])" office:value-type="float" office:value="0" calcext:value-type="float">
            <text:p>0</text:p>
          </table:table-cell>
          <table:table-cell table:formula="of:=([.C21]-[.C20])/([.A21]-[.A20])" office:value-type="float" office:value="-0.0699999999998368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8.2001" calcext:value-type="float">
            <text:p>28.2001</text:p>
          </table:table-cell>
          <table:table-cell office:value-type="float" office:value="27.5956" calcext:value-type="float">
            <text:p>27.5956</text:p>
          </table:table-cell>
          <table:table-cell office:value-type="float" office:value="-3.17215E-016" calcext:value-type="float">
            <text:p>-3.17215E-16</text:p>
          </table:table-cell>
          <table:table-cell/>
          <table:table-cell table:formula="of:=([.B22]-[.B21])/([.A22]-[.A21])" office:value-type="float" office:value="0.709999999999766" calcext:value-type="float">
            <text:p>0.71</text:p>
          </table:table-cell>
          <table:table-cell table:formula="of:=([.C22]-[.C21])/([.A22]-[.A21])" office:value-type="float" office:value="0.600000000000022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8.2577" calcext:value-type="float">
            <text:p>28.2577</text:p>
          </table:table-cell>
          <table:table-cell office:value-type="float" office:value="27.6494" calcext:value-type="float">
            <text:p>27.6494</text:p>
          </table:table-cell>
          <table:table-cell office:value-type="float" office:value="-3.17159E-016" calcext:value-type="float">
            <text:p>-3.17159E-16</text:p>
          </table:table-cell>
          <table:table-cell/>
          <table:table-cell table:formula="of:=([.B23]-[.B22])/([.A23]-[.A22])" office:value-type="float" office:value="5.76000000000009" calcext:value-type="float">
            <text:p>5.76</text:p>
          </table:table-cell>
          <table:table-cell table:formula="of:=([.C23]-[.C22])/([.A23]-[.A22])" office:value-type="float" office:value="5.37999999999991" calcext:value-type="float">
            <text:p>5.38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8.3094" calcext:value-type="float">
            <text:p>28.3094</text:p>
          </table:table-cell>
          <table:table-cell office:value-type="float" office:value="27.7035" calcext:value-type="float">
            <text:p>27.7035</text:p>
          </table:table-cell>
          <table:table-cell office:value-type="float" office:value="-3.17107E-016" calcext:value-type="float">
            <text:p>-3.17107E-16</text:p>
          </table:table-cell>
          <table:table-cell/>
          <table:table-cell table:formula="of:=([.B24]-[.B23])/([.A24]-[.A23])" office:value-type="float" office:value="5.17000000000003" calcext:value-type="float">
            <text:p>5.17</text:p>
          </table:table-cell>
          <table:table-cell table:formula="of:=([.C24]-[.C23])/([.A24]-[.A23])" office:value-type="float" office:value="5.40999999999982" calcext:value-type="float">
            <text:p>5.41</text:p>
          </table:table-cell>
          <table:table-cell table:number-columns-repeated="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28.2664" calcext:value-type="float">
            <text:p>28.2664</text:p>
          </table:table-cell>
          <table:table-cell office:value-type="float" office:value="27.6613" calcext:value-type="float">
            <text:p>27.6613</text:p>
          </table:table-cell>
          <table:table-cell office:value-type="float" office:value="-3.17192E-016" calcext:value-type="float">
            <text:p>-3.17192E-16</text:p>
          </table:table-cell>
          <table:table-cell/>
          <table:table-cell table:formula="of:=([.B25]-[.B24])/([.A25]-[.A24])" office:value-type="float" office:value="-4.29999999999992" calcext:value-type="float">
            <text:p>-4.3</text:p>
          </table:table-cell>
          <table:table-cell table:formula="of:=([.C25]-[.C24])/([.A25]-[.A24])" office:value-type="float" office:value="-4.21999999999975" calcext:value-type="float">
            <text:p>-4.22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8.2906" calcext:value-type="float">
            <text:p>28.2906</text:p>
          </table:table-cell>
          <table:table-cell office:value-type="float" office:value="27.6817" calcext:value-type="float">
            <text:p>27.6817</text:p>
          </table:table-cell>
          <table:table-cell office:value-type="float" office:value="-3.17185E-016" calcext:value-type="float">
            <text:p>-3.17185E-16</text:p>
          </table:table-cell>
          <table:table-cell/>
          <table:table-cell table:formula="of:=([.B26]-[.B25])/([.A26]-[.A25])" office:value-type="float" office:value="2.42000000000005" calcext:value-type="float">
            <text:p>2.42</text:p>
          </table:table-cell>
          <table:table-cell table:formula="of:=([.C26]-[.C25])/([.A26]-[.A25])" office:value-type="float" office:value="2.03999999999987" calcext:value-type="float">
            <text:p>2.04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8.3489" calcext:value-type="float">
            <text:p>28.3489</text:p>
          </table:table-cell>
          <table:table-cell office:value-type="float" office:value="27.7408" calcext:value-type="float">
            <text:p>27.7408</text:p>
          </table:table-cell>
          <table:table-cell office:value-type="float" office:value="-3.17117E-016" calcext:value-type="float">
            <text:p>-3.17117E-16</text:p>
          </table:table-cell>
          <table:table-cell/>
          <table:table-cell table:formula="of:=([.B27]-[.B26])/([.A27]-[.A26])" office:value-type="float" office:value="5.82999999999991" calcext:value-type="float">
            <text:p>5.83</text:p>
          </table:table-cell>
          <table:table-cell table:formula="of:=([.C27]-[.C26])/([.A27]-[.A26])" office:value-type="float" office:value="5.91000000000008" calcext:value-type="float">
            <text:p>5.91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8.3172" calcext:value-type="float">
            <text:p>28.3172</text:p>
          </table:table-cell>
          <table:table-cell office:value-type="float" office:value="27.7116" calcext:value-type="float">
            <text:p>27.7116</text:p>
          </table:table-cell>
          <table:table-cell office:value-type="float" office:value="-3.17187E-016" calcext:value-type="float">
            <text:p>-3.17187E-16</text:p>
          </table:table-cell>
          <table:table-cell/>
          <table:table-cell table:formula="of:=([.B28]-[.B27])/([.A28]-[.A27])" office:value-type="float" office:value="-3.17000000000007" calcext:value-type="float">
            <text:p>-3.17</text:p>
          </table:table-cell>
          <table:table-cell table:formula="of:=([.C28]-[.C27])/([.A28]-[.A27])" office:value-type="float" office:value="-2.91999999999994" calcext:value-type="float">
            <text:p>-2.92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8.2876" calcext:value-type="float">
            <text:p>28.2876</text:p>
          </table:table-cell>
          <table:table-cell office:value-type="float" office:value="27.6815" calcext:value-type="float">
            <text:p>27.6815</text:p>
          </table:table-cell>
          <table:table-cell office:value-type="float" office:value="-3.1725E-016" calcext:value-type="float">
            <text:p>-3.1725E-16</text:p>
          </table:table-cell>
          <table:table-cell/>
          <table:table-cell table:formula="of:=([.B29]-[.B28])/([.A29]-[.A28])" office:value-type="float" office:value="-2.95999999999985" calcext:value-type="float">
            <text:p>-2.96</text:p>
          </table:table-cell>
          <table:table-cell table:formula="of:=([.C29]-[.C28])/([.A29]-[.A28])" office:value-type="float" office:value="-3.01000000000009" calcext:value-type="float">
            <text:p>-3.01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8.2807" calcext:value-type="float">
            <text:p>28.2807</text:p>
          </table:table-cell>
          <table:table-cell office:value-type="float" office:value="27.6749" calcext:value-type="float">
            <text:p>27.6749</text:p>
          </table:table-cell>
          <table:table-cell office:value-type="float" office:value="-3.17266E-016" calcext:value-type="float">
            <text:p>-3.17266E-16</text:p>
          </table:table-cell>
          <table:table-cell/>
          <table:table-cell table:formula="of:=([.B30]-[.B29])/([.A30]-[.A29])" office:value-type="float" office:value="-0.690000000000168" calcext:value-type="float">
            <text:p>-0.69</text:p>
          </table:table-cell>
          <table:table-cell table:formula="of:=([.C30]-[.C29])/([.A30]-[.A29])" office:value-type="float" office:value="-0.659999999999882" calcext:value-type="float">
            <text:p>-0.66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8.2803" calcext:value-type="float">
            <text:p>28.2803</text:p>
          </table:table-cell>
          <table:table-cell office:value-type="float" office:value="27.6743" calcext:value-type="float">
            <text:p>27.6743</text:p>
          </table:table-cell>
          <table:table-cell office:value-type="float" office:value="-3.17287E-016" calcext:value-type="float">
            <text:p>-3.17287E-16</text:p>
          </table:table-cell>
          <table:table-cell/>
          <table:table-cell table:formula="of:=([.B31]-[.B30])/([.A31]-[.A30])" office:value-type="float" office:value="-0.039999999999907" calcext:value-type="float">
            <text:p>-0.04</text:p>
          </table:table-cell>
          <table:table-cell table:formula="of:=([.C31]-[.C30])/([.A31]-[.A30])" office:value-type="float" office:value="-0.0600000000002157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8.3017" calcext:value-type="float">
            <text:p>28.3017</text:p>
          </table:table-cell>
          <table:table-cell office:value-type="float" office:value="27.6938" calcext:value-type="float">
            <text:p>27.6938</text:p>
          </table:table-cell>
          <table:table-cell office:value-type="float" office:value="-3.17278E-016" calcext:value-type="float">
            <text:p>-3.17278E-16</text:p>
          </table:table-cell>
          <table:table-cell/>
          <table:table-cell table:formula="of:=([.B32]-[.B31])/([.A32]-[.A31])" office:value-type="float" office:value="2.13999999999997" calcext:value-type="float">
            <text:p>2.14</text:p>
          </table:table-cell>
          <table:table-cell table:formula="of:=([.C32]-[.C31])/([.A32]-[.A31])" office:value-type="float" office:value="1.95000000000006" calcext:value-type="float">
            <text:p>1.9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8.3599" calcext:value-type="float">
            <text:p>28.3599</text:p>
          </table:table-cell>
          <table:table-cell office:value-type="float" office:value="27.7502" calcext:value-type="float">
            <text:p>27.7502</text:p>
          </table:table-cell>
          <table:table-cell office:value-type="float" office:value="-3.17225E-016" calcext:value-type="float">
            <text:p>-3.17225E-16</text:p>
          </table:table-cell>
          <table:table-cell/>
          <table:table-cell table:formula="of:=([.B33]-[.B32])/([.A33]-[.A32])" office:value-type="float" office:value="5.81999999999996" calcext:value-type="float">
            <text:p>5.82</text:p>
          </table:table-cell>
          <table:table-cell table:formula="of:=([.C33]-[.C32])/([.A33]-[.A32])" office:value-type="float" office:value="5.64000000000003" calcext:value-type="float">
            <text:p>5.64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8.3721" calcext:value-type="float">
            <text:p>28.3721</text:p>
          </table:table-cell>
          <table:table-cell office:value-type="float" office:value="27.7647" calcext:value-type="float">
            <text:p>27.7647</text:p>
          </table:table-cell>
          <table:table-cell office:value-type="float" office:value="-3.17227E-016" calcext:value-type="float">
            <text:p>-3.17227E-16</text:p>
          </table:table-cell>
          <table:table-cell/>
          <table:table-cell table:formula="of:=([.B34]-[.B33])/([.A34]-[.A33])" office:value-type="float" office:value="1.22" calcext:value-type="float">
            <text:p>1.22</text:p>
          </table:table-cell>
          <table:table-cell table:formula="of:=([.C34]-[.C33])/([.A34]-[.A33])" office:value-type="float" office:value="1.45000000000017" calcext:value-type="float">
            <text:p>1.45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8.3366" calcext:value-type="float">
            <text:p>28.3366</text:p>
          </table:table-cell>
          <table:table-cell office:value-type="float" office:value="27.7298" calcext:value-type="float">
            <text:p>27.7298</text:p>
          </table:table-cell>
          <table:table-cell office:value-type="float" office:value="-3.17301E-016" calcext:value-type="float">
            <text:p>-3.17301E-16</text:p>
          </table:table-cell>
          <table:table-cell/>
          <table:table-cell table:formula="of:=([.B35]-[.B34])/([.A35]-[.A34])" office:value-type="float" office:value="-3.54999999999989" calcext:value-type="float">
            <text:p>-3.55</text:p>
          </table:table-cell>
          <table:table-cell table:formula="of:=([.C35]-[.C34])/([.A35]-[.A34])" office:value-type="float" office:value="-3.49000000000003" calcext:value-type="float">
            <text:p>-3.49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8.3219" calcext:value-type="float">
            <text:p>28.3219</text:p>
          </table:table-cell>
          <table:table-cell office:value-type="float" office:value="27.715" calcext:value-type="float">
            <text:p>27.715</text:p>
          </table:table-cell>
          <table:table-cell office:value-type="float" office:value="-3.17334E-016" calcext:value-type="float">
            <text:p>-3.17334E-16</text:p>
          </table:table-cell>
          <table:table-cell/>
          <table:table-cell table:formula="of:=([.B36]-[.B35])/([.A36]-[.A35])" office:value-type="float" office:value="-1.47000000000013" calcext:value-type="float">
            <text:p>-1.47</text:p>
          </table:table-cell>
          <table:table-cell table:formula="of:=([.C36]-[.C35])/([.A36]-[.A35])" office:value-type="float" office:value="-1.4800000000001" calcext:value-type="float">
            <text:p>-1.48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8.3183" calcext:value-type="float">
            <text:p>28.3183</text:p>
          </table:table-cell>
          <table:table-cell office:value-type="float" office:value="27.7116" calcext:value-type="float">
            <text:p>27.7116</text:p>
          </table:table-cell>
          <table:table-cell office:value-type="float" office:value="-3.17357E-016" calcext:value-type="float">
            <text:p>-3.17357E-16</text:p>
          </table:table-cell>
          <table:table-cell/>
          <table:table-cell table:formula="of:=([.B37]-[.B36])/([.A37]-[.A36])" office:value-type="float" office:value="-0.359999999999871" calcext:value-type="float">
            <text:p>-0.36</text:p>
          </table:table-cell>
          <table:table-cell table:formula="of:=([.C37]-[.C36])/([.A37]-[.A36])" office:value-type="float" office:value="-0.339999999999918" calcext:value-type="float">
            <text:p>-0.34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8.3168" calcext:value-type="float">
            <text:p>28.3168</text:p>
          </table:table-cell>
          <table:table-cell office:value-type="float" office:value="27.7101" calcext:value-type="float">
            <text:p>27.7101</text:p>
          </table:table-cell>
          <table:table-cell office:value-type="float" office:value="-3.17375E-016" calcext:value-type="float">
            <text:p>-3.17375E-16</text:p>
          </table:table-cell>
          <table:table-cell/>
          <table:table-cell table:formula="of:=([.B38]-[.B37])/([.A38]-[.A37])" office:value-type="float" office:value="-0.150000000000006" calcext:value-type="float">
            <text:p>-0.15</text:p>
          </table:table-cell>
          <table:table-cell table:formula="of:=([.C38]-[.C37])/([.A38]-[.A37])" office:value-type="float" office:value="-0.150000000000006" calcext:value-type="float">
            <text:p>-0.15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8.3156" calcext:value-type="float">
            <text:p>28.3156</text:p>
          </table:table-cell>
          <table:table-cell office:value-type="float" office:value="27.709" calcext:value-type="float">
            <text:p>27.709</text:p>
          </table:table-cell>
          <table:table-cell office:value-type="float" office:value="-3.17396E-016" calcext:value-type="float">
            <text:p>-3.17396E-16</text:p>
          </table:table-cell>
          <table:table-cell/>
          <table:table-cell table:formula="of:=([.B39]-[.B38])/([.A39]-[.A38])" office:value-type="float" office:value="-0.120000000000076" calcext:value-type="float">
            <text:p>-0.12</text:p>
          </table:table-cell>
          <table:table-cell table:formula="of:=([.C39]-[.C38])/([.A39]-[.A38])" office:value-type="float" office:value="-0.110000000000099" calcext:value-type="float">
            <text:p>-0.11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8.3145" calcext:value-type="float">
            <text:p>28.3145</text:p>
          </table:table-cell>
          <table:table-cell office:value-type="float" office:value="27.708" calcext:value-type="float">
            <text:p>27.708</text:p>
          </table:table-cell>
          <table:table-cell office:value-type="float" office:value="-3.17416E-016" calcext:value-type="float">
            <text:p>-3.17416E-16</text:p>
          </table:table-cell>
          <table:table-cell/>
          <table:table-cell table:formula="of:=([.B40]-[.B39])/([.A40]-[.A39])" office:value-type="float" office:value="-0.110000000000099" calcext:value-type="float">
            <text:p>-0.11</text:p>
          </table:table-cell>
          <table:table-cell table:formula="of:=([.C40]-[.C39])/([.A40]-[.A39])" office:value-type="float" office:value="-0.100000000000122" calcext:value-type="float">
            <text:p>-0.1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8.312" calcext:value-type="float">
            <text:p>28.312</text:p>
          </table:table-cell>
          <table:table-cell office:value-type="float" office:value="27.7053" calcext:value-type="float">
            <text:p>27.7053</text:p>
          </table:table-cell>
          <table:table-cell office:value-type="float" office:value="-3.17438E-016" calcext:value-type="float">
            <text:p>-3.17438E-16</text:p>
          </table:table-cell>
          <table:table-cell/>
          <table:table-cell table:formula="of:=([.B41]-[.B40])/([.A41]-[.A40])" office:value-type="float" office:value="-0.249999999999772" calcext:value-type="float">
            <text:p>-0.25</text:p>
          </table:table-cell>
          <table:table-cell table:formula="of:=([.C41]-[.C40])/([.A41]-[.A40])" office:value-type="float" office:value="-0.269999999999726" calcext:value-type="float">
            <text:p>-0.27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8.2939" calcext:value-type="float">
            <text:p>28.2939</text:p>
          </table:table-cell>
          <table:table-cell office:value-type="float" office:value="27.686" calcext:value-type="float">
            <text:p>27.686</text:p>
          </table:table-cell>
          <table:table-cell office:value-type="float" office:value="-3.17492E-016" calcext:value-type="float">
            <text:p>-3.17492E-16</text:p>
          </table:table-cell>
          <table:table-cell/>
          <table:table-cell table:formula="of:=([.B42]-[.B41])/([.A42]-[.A41])" office:value-type="float" office:value="-1.81000000000004" calcext:value-type="float">
            <text:p>-1.81</text:p>
          </table:table-cell>
          <table:table-cell table:formula="of:=([.C42]-[.C41])/([.A42]-[.A41])" office:value-type="float" office:value="-1.93000000000012" calcext:value-type="float">
            <text:p>-1.93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8.2078" calcext:value-type="float">
            <text:p>28.2078</text:p>
          </table:table-cell>
          <table:table-cell office:value-type="float" office:value="27.5962" calcext:value-type="float">
            <text:p>27.5962</text:p>
          </table:table-cell>
          <table:table-cell office:value-type="float" office:value="-3.17667E-016" calcext:value-type="float">
            <text:p>-3.17667E-16</text:p>
          </table:table-cell>
          <table:table-cell/>
          <table:table-cell table:formula="of:=([.B43]-[.B42])/([.A43]-[.A42])" office:value-type="float" office:value="-8.61000000000018" calcext:value-type="float">
            <text:p>-8.61</text:p>
          </table:table-cell>
          <table:table-cell table:formula="of:=([.C43]-[.C42])/([.A43]-[.A42])" office:value-type="float" office:value="-8.98000000000003" calcext:value-type="float">
            <text:p>-8.98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7.9546" calcext:value-type="float">
            <text:p>27.9546</text:p>
          </table:table-cell>
          <table:table-cell office:value-type="float" office:value="27.3378" calcext:value-type="float">
            <text:p>27.3378</text:p>
          </table:table-cell>
          <table:table-cell office:value-type="float" office:value="-3.1813E-016" calcext:value-type="float">
            <text:p>-3.1813E-16</text:p>
          </table:table-cell>
          <table:table-cell/>
          <table:table-cell table:formula="of:=([.B44]-[.B43])/([.A44]-[.A43])" office:value-type="float" office:value="-25.3200000000001" calcext:value-type="float">
            <text:p>-25.32</text:p>
          </table:table-cell>
          <table:table-cell table:formula="of:=([.C44]-[.C43])/([.A44]-[.A43])" office:value-type="float" office:value="-25.8399999999999" calcext:value-type="float">
            <text:p>-25.84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7.435" calcext:value-type="float">
            <text:p>27.435</text:p>
          </table:table-cell>
          <table:table-cell office:value-type="float" office:value="26.8157" calcext:value-type="float">
            <text:p>26.8157</text:p>
          </table:table-cell>
          <table:table-cell office:value-type="float" office:value="-3.19036E-016" calcext:value-type="float">
            <text:p>-3.19036E-16</text:p>
          </table:table-cell>
          <table:table-cell/>
          <table:table-cell table:formula="of:=([.B45]-[.B44])/([.A45]-[.A44])" office:value-type="float" office:value="-51.96" calcext:value-type="float">
            <text:p>-51.96</text:p>
          </table:table-cell>
          <table:table-cell table:formula="of:=([.C45]-[.C44])/([.A45]-[.A44])" office:value-type="float" office:value="-52.2100000000001" calcext:value-type="float">
            <text:p>-52.21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6.583" calcext:value-type="float">
            <text:p>26.583</text:p>
          </table:table-cell>
          <table:table-cell office:value-type="float" office:value="25.9681" calcext:value-type="float">
            <text:p>25.9681</text:p>
          </table:table-cell>
          <table:table-cell office:value-type="float" office:value="-3.20475E-016" calcext:value-type="float">
            <text:p>-3.20475E-16</text:p>
          </table:table-cell>
          <table:table-cell/>
          <table:table-cell table:formula="of:=([.B46]-[.B45])/([.A46]-[.A45])" office:value-type="float" office:value="-85.2" calcext:value-type="float">
            <text:p>-85.2</text:p>
          </table:table-cell>
          <table:table-cell table:formula="of:=([.C46]-[.C45])/([.A46]-[.A45])" office:value-type="float" office:value="-84.7599999999999" calcext:value-type="float">
            <text:p>-84.76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5.3569" calcext:value-type="float">
            <text:p>25.3569</text:p>
          </table:table-cell>
          <table:table-cell office:value-type="float" office:value="24.7545" calcext:value-type="float">
            <text:p>24.7545</text:p>
          </table:table-cell>
          <table:table-cell office:value-type="float" office:value="-3.22532E-016" calcext:value-type="float">
            <text:p>-3.22532E-16</text:p>
          </table:table-cell>
          <table:table-cell/>
          <table:table-cell table:formula="of:=([.B47]-[.B46])/([.A47]-[.A46])" office:value-type="float" office:value="-122.61" calcext:value-type="float">
            <text:p>-122.61</text:p>
          </table:table-cell>
          <table:table-cell table:formula="of:=([.C47]-[.C46])/([.A47]-[.A46])" office:value-type="float" office:value="-121.36" calcext:value-type="float">
            <text:p>-121.36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3.7303" calcext:value-type="float">
            <text:p>23.7303</text:p>
          </table:table-cell>
          <table:table-cell office:value-type="float" office:value="23.1495" calcext:value-type="float">
            <text:p>23.1495</text:p>
          </table:table-cell>
          <table:table-cell office:value-type="float" office:value="-3.25289E-016" calcext:value-type="float">
            <text:p>-3.25289E-16</text:p>
          </table:table-cell>
          <table:table-cell/>
          <table:table-cell table:formula="of:=([.B48]-[.B47])/([.A48]-[.A47])" office:value-type="float" office:value="-162.66" calcext:value-type="float">
            <text:p>-162.66</text:p>
          </table:table-cell>
          <table:table-cell table:formula="of:=([.C48]-[.C47])/([.A48]-[.A47])" office:value-type="float" office:value="-160.5" calcext:value-type="float">
            <text:p>-160.5</text:p>
          </table:table-cell>
          <table:table-cell table:number-columns-repeated="2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1.6992" calcext:value-type="float">
            <text:p>21.6992</text:p>
          </table:table-cell>
          <table:table-cell office:value-type="float" office:value="21.1494" calcext:value-type="float">
            <text:p>21.1494</text:p>
          </table:table-cell>
          <table:table-cell office:value-type="float" office:value="-3.2879E-016" calcext:value-type="float">
            <text:p>-3.2879E-16</text:p>
          </table:table-cell>
          <table:table-cell/>
          <table:table-cell table:formula="of:=([.B49]-[.B48])/([.A49]-[.A48])" office:value-type="float" office:value="-203.11" calcext:value-type="float">
            <text:p>-203.11</text:p>
          </table:table-cell>
          <table:table-cell table:formula="of:=([.C49]-[.C48])/([.A49]-[.A48])" office:value-type="float" office:value="-200.01" calcext:value-type="float">
            <text:p>-200.01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9.2937" calcext:value-type="float">
            <text:p>19.2937</text:p>
          </table:table-cell>
          <table:table-cell office:value-type="float" office:value="18.7845" calcext:value-type="float">
            <text:p>18.7845</text:p>
          </table:table-cell>
          <table:table-cell office:value-type="float" office:value="-3.3303E-016" calcext:value-type="float">
            <text:p>-3.3303E-16</text:p>
          </table:table-cell>
          <table:table-cell/>
          <table:table-cell table:formula="of:=([.B50]-[.B49])/([.A50]-[.A49])" office:value-type="float" office:value="-240.550000000001" calcext:value-type="float">
            <text:p>-240.55</text:p>
          </table:table-cell>
          <table:table-cell table:formula="of:=([.C50]-[.C49])/([.A50]-[.A49])" office:value-type="float" office:value="-236.490000000001" calcext:value-type="float">
            <text:p>-236.49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6.5909" calcext:value-type="float">
            <text:p>16.5909</text:p>
          </table:table-cell>
          <table:table-cell office:value-type="float" office:value="16.131" calcext:value-type="float">
            <text:p>16.131</text:p>
          </table:table-cell>
          <table:table-cell office:value-type="float" office:value="-3.37926E-016" calcext:value-type="float">
            <text:p>-3.37926E-16</text:p>
          </table:table-cell>
          <table:table-cell/>
          <table:table-cell table:formula="of:=([.B51]-[.B50])/([.A51]-[.A50])" office:value-type="float" office:value="-270.28" calcext:value-type="float">
            <text:p>-270.28</text:p>
          </table:table-cell>
          <table:table-cell table:formula="of:=([.C51]-[.C50])/([.A51]-[.A50])" office:value-type="float" office:value="-265.35" calcext:value-type="float">
            <text:p>-265.3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.7174" calcext:value-type="float">
            <text:p>13.7174</text:p>
          </table:table-cell>
          <table:table-cell office:value-type="float" office:value="13.3135" calcext:value-type="float">
            <text:p>13.3135</text:p>
          </table:table-cell>
          <table:table-cell office:value-type="float" office:value="-3.43297E-016" calcext:value-type="float">
            <text:p>-3.43297E-16</text:p>
          </table:table-cell>
          <table:table-cell/>
          <table:table-cell table:formula="of:=([.B52]-[.B51])/([.A52]-[.A51])" office:value-type="float" office:value="-287.35" calcext:value-type="float">
            <text:p>-287.35</text:p>
          </table:table-cell>
          <table:table-cell table:formula="of:=([.C52]-[.C51])/([.A52]-[.A51])" office:value-type="float" office:value="-281.75" calcext:value-type="float">
            <text:p>-281.75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0.8373" calcext:value-type="float">
            <text:p>10.8373</text:p>
          </table:table-cell>
          <table:table-cell office:value-type="float" office:value="10.4919" calcext:value-type="float">
            <text:p>10.4919</text:p>
          </table:table-cell>
          <table:table-cell office:value-type="float" office:value="-3.48885E-016" calcext:value-type="float">
            <text:p>-3.48885E-16</text:p>
          </table:table-cell>
          <table:table-cell/>
          <table:table-cell table:formula="of:=([.B53]-[.B52])/([.A53]-[.A52])" office:value-type="float" office:value="-288.01" calcext:value-type="float">
            <text:p>-288.01</text:p>
          </table:table-cell>
          <table:table-cell table:formula="of:=([.C53]-[.C52])/([.A53]-[.A52])" office:value-type="float" office:value="-282.16" calcext:value-type="float">
            <text:p>-282.16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8.12386" calcext:value-type="float">
            <text:p>8.12386</text:p>
          </table:table-cell>
          <table:table-cell office:value-type="float" office:value="7.83521" calcext:value-type="float">
            <text:p>7.83521</text:p>
          </table:table-cell>
          <table:table-cell office:value-type="float" office:value="-3.54356E-016" calcext:value-type="float">
            <text:p>-3.54356E-16</text:p>
          </table:table-cell>
          <table:table-cell/>
          <table:table-cell table:formula="of:=([.B54]-[.B53])/([.A54]-[.A53])" office:value-type="float" office:value="-271.344" calcext:value-type="float">
            <text:p>-271.344</text:p>
          </table:table-cell>
          <table:table-cell table:formula="of:=([.C54]-[.C53])/([.A54]-[.A53])" office:value-type="float" office:value="-265.669" calcext:value-type="float">
            <text:p>-265.669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5.72735" calcext:value-type="float">
            <text:p>5.72735</text:p>
          </table:table-cell>
          <table:table-cell office:value-type="float" office:value="5.48944" calcext:value-type="float">
            <text:p>5.48944</text:p>
          </table:table-cell>
          <table:table-cell office:value-type="float" office:value="-3.59322E-016" calcext:value-type="float">
            <text:p>-3.59322E-16</text:p>
          </table:table-cell>
          <table:table-cell/>
          <table:table-cell table:formula="of:=([.B55]-[.B54])/([.A55]-[.A54])" office:value-type="float" office:value="-239.651" calcext:value-type="float">
            <text:p>-239.651</text:p>
          </table:table-cell>
          <table:table-cell table:formula="of:=([.C55]-[.C54])/([.A55]-[.A54])" office:value-type="float" office:value="-234.577" calcext:value-type="float">
            <text:p>-234.577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.7525" calcext:value-type="float">
            <text:p>3.7525</text:p>
          </table:table-cell>
          <table:table-cell office:value-type="float" office:value="3.55767" calcext:value-type="float">
            <text:p>3.55767</text:p>
          </table:table-cell>
          <table:table-cell office:value-type="float" office:value="-3.63539E-016" calcext:value-type="float">
            <text:p>-3.63539E-16</text:p>
          </table:table-cell>
          <table:table-cell/>
          <table:table-cell table:formula="of:=([.B56]-[.B55])/([.A56]-[.A55])" office:value-type="float" office:value="-197.485" calcext:value-type="float">
            <text:p>-197.485</text:p>
          </table:table-cell>
          <table:table-cell table:formula="of:=([.C56]-[.C55])/([.A56]-[.A55])" office:value-type="float" office:value="-193.177" calcext:value-type="float">
            <text:p>-193.177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.26096" calcext:value-type="float">
            <text:p>2.26096</text:p>
          </table:table-cell>
          <table:table-cell office:value-type="float" office:value="2.10078" calcext:value-type="float">
            <text:p>2.10078</text:p>
          </table:table-cell>
          <table:table-cell office:value-type="float" office:value="-3.66826E-016" calcext:value-type="float">
            <text:p>-3.66826E-16</text:p>
          </table:table-cell>
          <table:table-cell/>
          <table:table-cell table:formula="of:=([.B57]-[.B56])/([.A57]-[.A56])" office:value-type="float" office:value="-149.154" calcext:value-type="float">
            <text:p>-149.154</text:p>
          </table:table-cell>
          <table:table-cell table:formula="of:=([.C57]-[.C56])/([.A57]-[.A56])" office:value-type="float" office:value="-145.689" calcext:value-type="float">
            <text:p>-145.68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.2935" calcext:value-type="float">
            <text:p>1.2935</text:p>
          </table:table-cell>
          <table:table-cell office:value-type="float" office:value="1.15641" calcext:value-type="float">
            <text:p>1.15641</text:p>
          </table:table-cell>
          <table:table-cell office:value-type="float" office:value="-3.69009E-016" calcext:value-type="float">
            <text:p>-3.69009E-16</text:p>
          </table:table-cell>
          <table:table-cell/>
          <table:table-cell table:formula="of:=([.B58]-[.B57])/([.A58]-[.A57])" office:value-type="float" office:value="-96.7459999999999" calcext:value-type="float">
            <text:p>-96.746</text:p>
          </table:table-cell>
          <table:table-cell table:formula="of:=([.C58]-[.C57])/([.A58]-[.A57])" office:value-type="float" office:value="-94.4369999999999" calcext:value-type="float">
            <text:p>-94.437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82117" calcext:value-type="float">
            <text:p>0.882117</text:p>
          </table:table-cell>
          <table:table-cell office:value-type="float" office:value="0.751146" calcext:value-type="float">
            <text:p>0.751146</text:p>
          </table:table-cell>
          <table:table-cell office:value-type="float" office:value="-3.69969E-016" calcext:value-type="float">
            <text:p>-3.69969E-16</text:p>
          </table:table-cell>
          <table:table-cell/>
          <table:table-cell table:formula="of:=([.B59]-[.B58])/([.A59]-[.A58])" office:value-type="float" office:value="-41.1383" calcext:value-type="float">
            <text:p>-41.1383</text:p>
          </table:table-cell>
          <table:table-cell table:formula="of:=([.C59]-[.C58])/([.A59]-[.A58])" office:value-type="float" office:value="-40.5264" calcext:value-type="float">
            <text:p>-40.5264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.01648" calcext:value-type="float">
            <text:p>1.01648</text:p>
          </table:table-cell>
          <table:table-cell office:value-type="float" office:value="0.871787" calcext:value-type="float">
            <text:p>0.871787</text:p>
          </table:table-cell>
          <table:table-cell office:value-type="float" office:value="-3.69828E-016" calcext:value-type="float">
            <text:p>-3.69828E-16</text:p>
          </table:table-cell>
          <table:table-cell/>
          <table:table-cell table:formula="of:=([.B60]-[.B59])/([.A60]-[.A59])" office:value-type="float" office:value="13.4363000000002" calcext:value-type="float">
            <text:p>13.4363</text:p>
          </table:table-cell>
          <table:table-cell table:formula="of:=([.C60]-[.C59])/([.A60]-[.A59])" office:value-type="float" office:value="12.0641000000001" calcext:value-type="float">
            <text:p>12.0641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.62732" calcext:value-type="float">
            <text:p>1.62732</text:p>
          </table:table-cell>
          <table:table-cell office:value-type="float" office:value="1.46041" calcext:value-type="float">
            <text:p>1.46041</text:p>
          </table:table-cell>
          <table:table-cell office:value-type="float" office:value="-3.68636E-016" calcext:value-type="float">
            <text:p>-3.68636E-16</text:p>
          </table:table-cell>
          <table:table-cell/>
          <table:table-cell table:formula="of:=([.B61]-[.B60])/([.A61]-[.A60])" office:value-type="float" office:value="61.084" calcext:value-type="float">
            <text:p>61.084</text:p>
          </table:table-cell>
          <table:table-cell table:formula="of:=([.C61]-[.C60])/([.A61]-[.A60])" office:value-type="float" office:value="58.8623" calcext:value-type="float">
            <text:p>58.8623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6776" calcext:value-type="float">
            <text:p>2.6776</text:p>
          </table:table-cell>
          <table:table-cell office:value-type="float" office:value="2.49983" calcext:value-type="float">
            <text:p>2.49983</text:p>
          </table:table-cell>
          <table:table-cell office:value-type="float" office:value="-3.66194E-016" calcext:value-type="float">
            <text:p>-3.66194E-16</text:p>
          </table:table-cell>
          <table:table-cell/>
          <table:table-cell table:formula="of:=([.B62]-[.B61])/([.A62]-[.A61])" office:value-type="float" office:value="105.027999999999" calcext:value-type="float">
            <text:p>105.028</text:p>
          </table:table-cell>
          <table:table-cell table:formula="of:=([.C62]-[.C61])/([.A62]-[.A61])" office:value-type="float" office:value="103.941999999999" calcext:value-type="float">
            <text:p>103.94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16:15:02.845236620</dc:date>
    <meta:editing-duration>PT5M40S</meta:editing-duration>
    <meta:editing-cycles>1</meta:editing-cycles>
    <meta:document-statistic meta:table-count="1" meta:cell-count="370" meta:object-count="0"/>
    <meta:generator>LibreOffice/5.1.4.2$Linux_X86_64 LibreOffice_project/10m0$Build-2</meta:generator>
  </office:meta>
</office:document-meta>
</file>